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60000002C9DB94477DEC635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Noto Sans Devanagari1" svg:font-family="'Noto Sans Devanagari'" style:font-family-generic="swiss"/>
    <style:font-face style:name="DejaVu Math TeX Gyre" svg:font-family="'DejaVu Math TeX Gyre'" style:font-pitch="variable"/>
    <style:font-face style:name="Liberation Serif1" svg:font-family="'Liberation Serif'" style:font-pitch="variable"/>
    <style:font-face style:name="Noto Sans CJK SC DemiLight1" svg:font-family="'Noto Sans CJK SC DemiLight'" style:font-pitch="variable"/>
    <style:font-face style:name="Noto Sans Devanagari" svg:font-family="'Noto Sans Devanagari'" style:font-pitch="variable"/>
    <style:font-face style:name="URW Bookman L" svg:font-family="'URW Bookman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DemiLight" svg:font-family="'Noto Sans CJK SC DemiLight'" style:font-family-generic="system" style:font-pitch="variable"/>
    <style:font-face style:name="Noto Sans Devanagari2" svg:font-family="'Noto Sans Devanagari'" style:font-family-generic="system" style:font-pitch="variable"/>
  </office:font-face-decls>
  <office:automatic-styles>
    <style:style style:name="P1" style:family="paragraph" style:parent-style-name="Standard">
      <style:text-properties officeooo:rsid="00032c63" officeooo:paragraph-rsid="00032c63"/>
    </style:style>
    <style:style style:name="P2" style:family="paragraph" style:parent-style-name="Standard">
      <style:paragraph-properties fo:text-align="end" style:justify-single-word="false"/>
      <style:text-properties officeooo:rsid="00032c63" officeooo:paragraph-rsid="00032c63"/>
    </style:style>
    <style:style style:name="P3" style:family="paragraph" style:parent-style-name="Standard">
      <style:text-properties officeooo:rsid="00032c63" officeooo:paragraph-rsid="00033157"/>
    </style:style>
    <style:style style:name="P4" style:family="paragraph" style:parent-style-name="Standard">
      <style:text-properties officeooo:rsid="00032c63" officeooo:paragraph-rsid="00048a18"/>
    </style:style>
    <style:style style:name="P5" style:family="paragraph" style:parent-style-name="Standard">
      <style:text-properties officeooo:rsid="00032c63" officeooo:paragraph-rsid="000912f8"/>
    </style:style>
    <style:style style:name="P6" style:family="paragraph" style:parent-style-name="Standard">
      <style:text-properties officeooo:paragraph-rsid="00032c63"/>
    </style:style>
    <style:style style:name="P7" style:family="paragraph" style:parent-style-name="Standard">
      <style:paragraph-properties fo:text-align="end" style:justify-single-word="false"/>
      <style:text-properties officeooo:rsid="00033157" officeooo:paragraph-rsid="00033157"/>
    </style:style>
    <style:style style:name="P8" style:family="paragraph" style:parent-style-name="Standard">
      <style:text-properties fo:language="tr" fo:country="TR"/>
    </style:style>
    <style:style style:name="P9" style:family="paragraph" style:parent-style-name="Standard">
      <style:text-properties fo:language="tr" fo:country="TR" officeooo:paragraph-rsid="00032c63"/>
    </style:style>
    <style:style style:name="P10" style:family="paragraph" style:parent-style-name="Standard">
      <style:paragraph-properties fo:text-align="end" style:justify-single-word="false"/>
      <style:text-properties fo:font-style="italic" officeooo:rsid="00033157" officeooo:paragraph-rsid="00033157" style:font-style-asian="italic" style:font-style-complex="italic"/>
    </style:style>
    <style:style style:name="P11" style:family="paragraph" style:parent-style-name="Standard">
      <style:paragraph-properties fo:margin-left="7.504cm" fo:margin-right="0cm" fo:text-indent="0cm" style:auto-text-indent="false"/>
      <style:text-properties officeooo:rsid="00033157" officeooo:paragraph-rsid="00033157"/>
    </style:style>
    <style:style style:name="P12" style:family="paragraph" style:parent-style-name="Standard">
      <style:paragraph-properties fo:margin-left="7.504cm" fo:margin-right="0cm" fo:text-indent="0cm" style:auto-text-indent="false"/>
      <style:text-properties officeooo:rsid="00032c63" officeooo:paragraph-rsid="00033157"/>
    </style:style>
    <style:style style:name="P13" style:family="paragraph" style:parent-style-name="Footer">
      <style:text-properties officeooo:rsid="00076690" officeooo:paragraph-rsid="00076690"/>
    </style:style>
    <style:style style:name="P14" style:family="paragraph" style:parent-style-name="Footer">
      <style:text-properties officeooo:rsid="00076690" officeooo:paragraph-rsid="000912f8"/>
    </style:style>
    <style:style style:name="P15" style:family="paragraph" style:parent-style-name="Footer">
      <style:text-properties style:text-underline-style="solid" style:text-underline-width="auto" style:text-underline-color="font-color" officeooo:rsid="00076690" officeooo:paragraph-rsid="000912f8"/>
    </style:style>
    <style:style style:name="P16" style:family="paragraph" style:parent-style-name="Footer">
      <style:paragraph-properties fo:margin-left="7.504cm" fo:margin-right="0cm" fo:text-indent="0cm" style:auto-text-indent="false"/>
      <style:text-properties officeooo:rsid="00076690" officeooo:paragraph-rsid="000912f8"/>
    </style:style>
    <style:style style:name="P17" style:family="paragraph">
      <style:paragraph-properties fo:text-align="end"/>
      <style:text-properties style:font-name="URW Bookman L" fo:font-size="40pt" style:font-size-asian="40pt" style:font-name-complex="URW Bookman L" style:font-size-complex="40pt"/>
    </style:style>
    <style:style style:name="P18" style:family="paragraph">
      <style:paragraph-properties fo:text-align="end"/>
      <style:text-properties style:font-name="F" fo:font-size="14pt" style:font-size-asian="14pt" style:font-size-complex="14pt"/>
    </style:style>
    <style:style style:name="P19" style:family="paragraph">
      <loext:graphic-properties draw:fill="none" draw:fill-color="#ffffff"/>
      <style:paragraph-properties fo:text-align="end"/>
      <style:text-properties style:font-name="URW Bookman L" fo:font-size="40pt" style:font-size-asian="40pt" style:font-name-complex="URW Bookman L" style:font-size-complex="40pt"/>
    </style:style>
    <style:style style:name="P20" style:family="paragraph">
      <style:paragraph-properties fo:text-align="end"/>
    </style:style>
    <style:style style:name="T1" style:family="text">
      <style:text-properties officeooo:rsid="00048a18"/>
    </style:style>
    <style:style style:name="T2" style:family="text">
      <style:text-properties fo:language="tr" fo:country="TR"/>
    </style:style>
    <style:style style:name="T3" style:family="text">
      <style:text-properties fo:language="tr" fo:country="TR" officeooo:rsid="00048a18"/>
    </style:style>
    <style:style style:name="T4" style:family="text">
      <style:text-properties officeooo:rsid="000912f8"/>
    </style:style>
    <style:style style:name="T5" style:family="text">
      <style:text-properties style:font-name="Liberation Serif1" fo:font-size="40pt" style:font-size-asian="40pt" style:font-name-complex="URW Bookman L" style:font-size-complex="40pt"/>
    </style:style>
    <style:style style:name="T6" style:family="text">
      <style:text-properties style:font-name="Liberation Serif1" fo:font-size="14pt" style:font-size-asian="14pt" style:font-name-complex="URW Bookman L" style:font-size-complex="14pt"/>
    </style:style>
    <style:style style:name="T7" style:family="text">
      <style:text-properties fo:color="#999999" style:font-name="Liberation Serif1" fo:font-size="40pt" style:font-size-asian="40pt" style:font-name-complex="URW Bookman L" style:font-size-complex="40pt"/>
    </style:style>
    <style:style style:name="fr1" style:family="graphic" style:parent-style-name="Graphics">
      <style:graphic-properties style:wrap="run-through" style:number-wrapped-paragraphs="no-limit" style:vertical-pos="from-top" style:vertical-rel="paragraph" style:horizontal-pos="from-left" style:horizontal-rel="paragraph" draw:fill-image-width="0cm" draw:fill-image-height="0cm" style:shadow="none" draw:shadow-opacity="100%" style:mirror="none" fo:clip="rect(0cm, 0cm, 0cm, 0cm)" draw:luminance="0%" draw:contrast="-10%" draw:red="0%" draw:green="0%" draw:blue="38%" draw:gamma="100%" draw:color-inversion="false" draw:image-opacity="100%" draw:color-mode="standard"/>
    </style:style>
    <style:style style:name="gr1" style:family="graphic">
      <style:graphic-properties draw:stroke="none" svg:stroke-color="#000000" draw:fill="none" draw:fill-color="#ffffff" fo:min-height="2.54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text:anchor-type="paragraph" draw:z-index="1" draw:style-name="gr2" draw:text-style-name="P19" svg:width="6.543cm" svg:height="2.195cm" svg:x="10.654cm" svg:y="0.369cm"><draw:text-box><text:p text:style-name="P20"><text:span text:style-name="T7">Selanik</text:span></text:p><text:p text:style-name="P20"><text:span text:style-name="T6">Marble – Tile - Mosaic</text:span></text:p></draw:text-box></draw:frame><draw:frame text:anchor-type="paragraph" draw:z-index="0" draw:style-name="gr1" draw:text-style-name="P19" svg:width="6.543cm" svg:height="2.55cm" svg:x="10.846cm" svg:y="0.014cm"><draw:text-box><text:p text:style-name="P17"><text:span text:style-name="T5">Selanik</text:span></text:p><text:p text:style-name="P18"><text:span text:style-name="T6">Mermer – Karo - Mozaik</text:span></text:p></draw:text-box></draw:frame></text:p>
      <text:p text:style-name="P1"/>
      <text:p text:style-name="P1"/>
      <text:p text:style-name="P1"/>
      <text:p text:style-name="P1"/>
      <text:p text:style-name="P1"/>
      <text:p text:style-name="P1"/>
      <text:p text:style-name="P7"/>
      <text:p text:style-name="P7"/>
      <text:p text:style-name="P10">24 Haziran 2019, Tokat İli, Türkiye</text:p>
      <text:p text:style-name="P1"/>
      <text:p text:style-name="P1"/>
      <text:p text:style-name="P1"/>
      <text:p text:style-name="P1"><text:span text:style-name="T1">Sevgili Potansiyel Ortaklar,</text:span> </text:p>
      <text:p text:style-name="P1"/>
      <text:p text:style-name="P4"><text:span text:style-name="T2"><text:tab/>Şirket Yönetim Ekibi adına, Şirketimiz </text:span><text:span text:style-name="T3">adına</text:span><text:span text:style-name="T2"> konuşmaya uygun olan Temsilcimiz - Sayın David Abashidze ile potansiyel ortaklık görüşme</text:span><text:span text:style-name="T3">lerine katılmanızdan dolayı teşekkür ederim. </text:span><text:span text:style-name="T2"><text:s/></text:span></text:p>
      <text:p text:style-name="P4"/>
      <text:p text:style-name="P1"><text:tab/>Our Team is eager to provide you with best possible quality products at reasonable price and delivery terms. We are looking into Georgian Market on long-term scale and are planning to establish production facilities there. Combining given plans with our long and extensive expertise in production, puts us in very good position as your potential partners. </text:p>
      <text:p text:style-name="P9"/>
      <text:p text:style-name="P8"><text:tab/>Ekibimiz, makul fiyat ve teslimat koşullarında size mümkün olan en iyi kalitede ürünler sunmak için istekli<text:span text:style-name="T1">dir</text:span>. Gürcistan pazarına uzun vadeli bakıyoruz ve orada üretim tesisleri kurmayı planlıyoruz. Verilen planlar<text:span text:style-name="T1">la</text:span>, üretimdeki uzun ve kapsamlı uzmanlığımızla birleştirerek, potansiyel ortaklarınız olarak bizi çok iyi duruma getiriyoruz.</text:p>
      <text:p text:style-name="P6"/>
      <text:p text:style-name="P8"><text:tab/>İçtenlikle gelecekte gelecekte işbirliği yapabileceğimizi ve uygulamadaki gücümüzü kanıtlama şansımızın olacağını umuyorum.</text:p>
      <text:p text:style-name="P1"><text:tab/><text:tab/><text:tab/><text:tab/><text:tab/><text:tab/><text:tab/><text:tab/><text:tab/></text:p>
      <text:p text:style-name="P1"/>
      <text:p text:style-name="P1"/>
      <text:p text:style-name="P1"><text:tab/><text:tab/><text:tab/><text:tab/><text:tab/><text:tab/><text:tab/><text:tab/><text:span text:style-name="T1">Şimdiden teşekkür ederim</text:span>, </text:p>
      <text:p text:style-name="P1"><text:tab/><text:tab/><text:tab/><text:tab/><text:tab/><text:tab/><text:tab/><text:tab/>S<text:span text:style-name="T1">aygılarımla</text:span>, </text:p>
      <text:p text:style-name="P3"><text:tab/><text:tab/><text:tab/><text:tab/><text:tab/><text:tab/></text:p>
      <text:p text:style-name="P3"><draw:frame draw:style-name="fr1" draw:name="Görüntü1" text:anchor-type="paragraph" svg:x="12.197cm" svg:y="0.113cm" svg:width="3.616cm" svg:height="2.274cm" draw:z-index="4"><draw:image xlink:href="Pictures/10000201000000460000002C9DB94477DEC635E4.png" xlink:type="simple" xlink:show="embed" xlink:actuate="onLoad"/></draw:frame><text:tab/><text:tab/><text:tab/></text:p>
      <text:p text:style-name="P1"/>
      <text:p text:style-name="P1"/>
      <text:p text:style-name="P11"><text:tab/><text:tab/>Murat BALCI</text:p>
      <text:p text:style-name="P11"><text:tab/><text:tab/><text:span text:style-name="T1">Ticari İlişkiler Müdürü</text:span></text:p>
      <text:p text:style-name="P11"><text:tab/><text:tab/><text:span text:style-name="T1">Yönetim Bölümü</text:span></text:p>
      <text:p text:style-name="P11"><text:tab/><text:tab/>SELANİK MERMER-KARO-MOZAİK</text:p>
      <text:p text:style-name="P16"><text:s text:c="24"/>balmertokat@gmail.com</text:p>
      <text:p text:style-name="P11"/>
      <text:p text:style-name="P11"/>
      <text:p text:style-name="P12"><draw:frame text:anchor-type="paragraph" draw:z-index="3" draw:style-name="gr2" draw:text-style-name="P19" svg:width="6.543cm" svg:height="2.195cm" svg:x="10.654cm" svg:y="0.369cm"><draw:text-box><text:p text:style-name="P20"><text:span text:style-name="T7">Selanik</text:span></text:p><text:p text:style-name="P20"><text:span text:style-name="T6">Marble – Tile - Mosaic</text:span></text:p></draw:text-box></draw:frame><draw:frame text:anchor-type="paragraph" draw:z-index="2" draw:style-name="gr1" draw:text-style-name="P19" svg:width="6.543cm" svg:height="2.55cm" svg:x="10.846cm" svg:y="0.014cm"><draw:text-box><text:p text:style-name="P17"><text:span text:style-name="T5">Selanik</text:span></text:p><text:p text:style-name="P18"><text:span text:style-name="T6">Mermer – Karo - Mozaik</text:span></text:p></draw:text-box></draw:frame><text:soft-page-break/></text:p>
      <text:p text:style-name="P3"/>
      <text:p text:style-name="P3"/>
      <text:p text:style-name="P3"/>
      <text:p text:style-name="P3"/>
      <text:p text:style-name="P3"/>
      <text:p text:style-name="P7"/>
      <text:p text:style-name="P7"/>
      <text:p text:style-name="P7"/>
      <text:p text:style-name="P7"/>
      <text:p text:style-name="P10">24 July 2019, Tokat Provience, Turkey</text:p>
      <text:p text:style-name="P3"/>
      <text:p text:style-name="P3"/>
      <text:p text:style-name="P3"/>
      <text:p text:style-name="P3">Dear Potential Partners, </text:p>
      <text:p text:style-name="P3"/>
      <text:p text:style-name="P3"><text:tab/>On behalf of Management Team of(company) I would like to thank you for meeting with our Representative - Mr David Abashidze, who is eligible to speak on our Company behalf during meetings and discussions on potential partnership. </text:p>
      <text:p text:style-name="P3"/>
      <text:p text:style-name="P3"><text:tab/>Our Team is eager to provide you with best possible quality products at reasonable price and delivery terms. We are looking into Georgian Market on long-term scale and are planning to establish production facilities there. Combining given plans with our long and extensive expertise in production, puts us in very good position as your potential partners. </text:p>
      <text:p text:style-name="P3"/>
      <text:p text:style-name="P3"><text:tab/>I sincerely hope that we will be able to cooperate in future and we will have chance to prove our strength in practice. </text:p>
      <text:p text:style-name="P3"/>
      <text:p text:style-name="P5"><text:tab/><text:tab/><text:tab/><text:tab/><text:tab/><text:tab/></text:p>
      <text:p text:style-name="P5"/>
      <text:p text:style-name="P5"/>
      <text:p text:style-name="P5"/>
      <text:p text:style-name="P5"><text:tab/><text:tab/><text:tab/></text:p>
      <text:p text:style-name="P3"><text:tab/><text:tab/><text:tab/><text:tab/><text:tab/><text:tab/><text:tab/><text:tab/>Thank you in advance, </text:p>
      <text:p text:style-name="P3"><text:tab/><text:tab/><text:tab/><text:tab/><text:tab/><text:tab/><text:tab/><text:tab/>Sincerely yours, </text:p>
      <text:p text:style-name="P3"><text:tab/><text:tab/><text:tab/><text:tab/><text:tab/></text:p>
      <text:p text:style-name="P3"><text:tab/><text:tab/></text:p>
      <text:p text:style-name="P3"><draw:frame draw:style-name="fr1" draw:name="Görüntü2" text:anchor-type="paragraph" svg:x="12.631cm" svg:y="0.113cm" svg:width="3.591cm" svg:height="2.258cm" draw:z-index="5"><draw:image xlink:href="Pictures/10000201000000460000002C9DB94477DEC635E4.png" xlink:type="simple" xlink:show="embed" xlink:actuate="onLoad"/></draw:frame></text:p>
      <text:p text:style-name="P3"/>
      <text:p text:style-name="P11"><text:tab/><text:tab/>Murat BALCI</text:p>
      <text:p text:style-name="P11"><text:tab/><text:tab/>Business Relations Manager</text:p>
      <text:p text:style-name="P11"><text:tab/><text:tab/>Management Department</text:p>
      <text:p text:style-name="P11"><text:tab/><text:tab/>SELANİK MERMER-KARO-MOZAİK</text:p>
      <text:p text:style-name="P16"><text:s text:c="24"/>balmertokat@gmail.com</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Noto Sans Devanagari1" svg:font-family="'Noto Sans Devanagari'" style:font-family-generic="swiss"/>
    <style:font-face style:name="DejaVu Math TeX Gyre" svg:font-family="'DejaVu Math TeX Gyre'" style:font-pitch="variable"/>
    <style:font-face style:name="Liberation Serif1" svg:font-family="'Liberation Serif'" style:font-pitch="variable"/>
    <style:font-face style:name="Noto Sans CJK SC DemiLight1" svg:font-family="'Noto Sans CJK SC DemiLight'" style:font-pitch="variable"/>
    <style:font-face style:name="Noto Sans Devanagari" svg:font-family="'Noto Sans Devanagari'" style:font-pitch="variable"/>
    <style:font-face style:name="URW Bookman L" svg:font-family="'URW Bookman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DemiLight" svg:font-family="'Noto Sans CJK SC DemiLight'" style:font-family-generic="system" style:font-pitch="variable"/>
    <style:font-face style:name="Noto Sans Devanagari2"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076690" officeooo:paragraph-rsid="000912f8"/>
    </style:style>
    <style:style style:name="MP2" style:family="paragraph" style:parent-style-name="Footer">
      <style:text-properties officeooo:rsid="00076690" officeooo:paragraph-rsid="000912f8"/>
    </style:style>
    <style:style style:name="MP3" style:family="paragraph" style:parent-style-name="Footer">
      <style:text-properties officeooo:rsid="00076690" officeooo:paragraph-rsid="00076690"/>
    </style:style>
    <style:style style:name="MT1" style:family="text">
      <style:text-properties officeooo:rsid="000912f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tab/><text:tab/></text:p>
        <text:p text:style-name="MP2"><text:s text:c="11"/>Center:<text:tab/>Fabric:<text:tab/>+90 505 320 22 40</text:p>
        <text:p text:style-name="MP2">İsmailAltıngövde Caddesi<text:tab/>Toptancılar Sitesi<text:tab/><text:span text:style-name="MT1">+</text:span>90 532 296 36 89</text:p>
        <text:p text:style-name="MP3"><text:s text:c="2"/>Fabrikalar Blok No:21 <text:tab/>1.Cadde No:18 <text:tab/><text:span text:style-name="MT1">+90 505 320 26 60</text:span></text:p>
        <text:p text:style-name="MP3"><text:s text:c="6"/>Tokat,TURKEY<text:tab/>Sivas,TURKEY<text:tab/>+90 <text:span text:style-name="MT1">356 232 91 0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09:08:36.986887588</meta:creation-date>
    <dc:date>2019-07-24T10:09:21.436542784</dc:date>
    <meta:editing-duration>PT15M9S</meta:editing-duration>
    <meta:editing-cycles>2</meta:editing-cycles>
    <meta:generator>LibreOffice/5.2.7.2$Linux_X86_64 LibreOffice_project/20m0$Build-2</meta:generator>
    <meta:document-statistic meta:table-count="0" meta:image-count="2" meta:object-count="0" meta:page-count="2" meta:paragraph-count="37" meta:word-count="330" meta:character-count="2459" meta:non-whitespace-character-count="1986"/>
  </office:meta>
</office:document-meta>
</file>